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D</mi>
            <mo stretchy="false">̂</mo>
          </mover>
        </mrow>
        <mstyle mathvariant="bold">
          <mrow>
            <mi>n</mi>
          </mrow>
        </mstyle>
      </msub>
      <mrow>
        <mo stretchy="false">(</mo>
        <mrow>
          <mo stretchy="false">ϕ</mo>
        </mrow>
        <mo stretchy="false">)</mo>
      </mrow>
    </mrow>
    <annotation encoding="StarMath 5.0">{hat D} _bold n (%iph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14:20.048000000</meta:creation-date>
    <meta:generator>LibreOffice/4.1.4.2$Windows_x86 LibreOffice_project/0a0440ccc0227ad9829de5f46be37cfb6edcf72</meta:generator>
  </office:meta>
</office:document-meta>
</file>